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17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212cm"/>
    </style:style>
    <style:style style:name="co6" style:family="table-column">
      <style:table-column-properties fo:break-before="auto" style:column-width="0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p_prev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_pre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_prev</text:p>
          </table:table-cell>
          <table:table-cell table:number-columns-repeated="9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illmann</meta:initial-creator>
    <meta:creation-date>2015-07-24T14:36:34.105992477</meta:creation-date>
    <dc:date>2015-07-24T15:04:03.816225864</dc:date>
    <dc:creator>Stefan Hillmann</dc:creator>
    <meta:editing-duration>PT24M11S</meta:editing-duration>
    <meta:editing-cycles>3</meta:editing-cycles>
    <meta:generator>LibreOffice/4.2.8.2$Linux_X86_64 LibreOffice_project/420m0$Build-2</meta:generator>
    <meta:document-statistic meta:table-count="1" meta:cell-count="71" meta:object-count="0"/>
  </office:meta>
</office:document-meta>
</file>